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>
            <text:p>ErroEsq</text:p>
          </table:table-cell>
          <table:table-cell office:value-type="string">
            <text:p>velEsq</text:p>
          </table:table-cell>
          <table:table-cell office:value-type="string">
            <text:p>velEsq</text:p>
          </table:table-cell>
          <table:table-cell office:value-type="string">
            <text:p>vBaseEsq</text:p>
          </table:table-cell>
          <table:table-cell/>
          <table:table-cell office:value-type="string">
            <text:p>odoEsq</text:p>
          </table:table-cell>
          <table:table-cell office:value-type="string">
            <text:p>OdoDir</text:p>
          </table:table-cell>
          <table:table-cell office:value-type="string">
            <text:p>pwmE</text:p>
          </table:table-cell>
          <table:table-cell office:value-type="string">
            <text:p>pwmD</text:p>
          </table:table-cell>
          <table:table-cell office:value-type="string">
            <text:p>ErroEsq</text:p>
          </table:table-cell>
          <table:table-cell office:value-type="string">
            <text:p>ErroDir</text:p>
          </table:table-cell>
          <table:table-cell office:value-type="string">
            <text:p>velBase</text:p>
          </table:table-cell>
          <table:table-cell office:value-type="string">
            <text:p>VelBase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64b</text:p>
          </table:table-cell>
          <table:table-cell office:value-type="string">
            <text:p>128c</text:p>
          </table:table-cell>
          <table:table-cell office:value-type="string">
            <text:p>176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76">
            <text:p>176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8b</text:p>
          </table:table-cell>
          <table:table-cell office:value-type="string">
            <text:p>96c</text:p>
          </table:table-cell>
          <table:table-cell office:value-type="string">
            <text:p>14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20c</text:p>
          </table:table-cell>
          <table:table-cell office:value-type="string">
            <text:p>6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44c</text:p>
          </table:table-cell>
          <table:table-cell office:value-type="string">
            <text:p>9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2c</text:p>
          </table:table-cell>
          <table:table-cell office:value-type="string">
            <text:p>5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20b</text:p>
          </table:table-cell>
          <table:table-cell office:value-type="string">
            <text:p>40c</text:p>
          </table:table-cell>
          <table:table-cell office:value-type="string">
            <text:p>8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32b</text:p>
          </table:table-cell>
          <table:table-cell office:value-type="string">
            <text:p>124c</text:p>
          </table:table-cell>
          <table:table-cell office:value-type="string">
            <text:p>17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22c</text:p>
          </table:table-cell>
          <table:table-cell office:value-type="string">
            <text:p>7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60c</text:p>
          </table:table-cell>
          <table:table-cell office:value-type="string">
            <text:p>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32b</text:p>
          </table:table-cell>
          <table:table-cell office:value-type="string">
            <text:p>124c</text:p>
          </table:table-cell>
          <table:table-cell office:value-type="string">
            <text:p>17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44c</text:p>
          </table:table-cell>
          <table:table-cell office:value-type="string">
            <text:p>9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60c</text:p>
          </table:table-cell>
          <table:table-cell office:value-type="string">
            <text:p>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42c</text:p>
          </table:table-cell>
          <table:table-cell office:value-type="string">
            <text:p>9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72c</text:p>
          </table:table-cell>
          <table:table-cell office:value-type="string">
            <text:p>12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14c</text:p>
          </table:table-cell>
          <table:table-cell office:value-type="string">
            <text:p>6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6c</text:p>
          </table:table-cell>
          <table:table-cell office:value-type="string">
            <text:p>5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24c</text:p>
          </table:table-cell>
          <table:table-cell office:value-type="string">
            <text:p>7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34c</text:p>
          </table:table-cell>
          <table:table-cell office:value-type="string">
            <text:p>8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16c</text:p>
          </table:table-cell>
          <table:table-cell office:value-type="string">
            <text:p>6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36c</text:p>
          </table:table-cell>
          <table:table-cell office:value-type="string">
            <text:p>8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26c</text:p>
          </table:table-cell>
          <table:table-cell office:value-type="string">
            <text:p>7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20c</text:p>
          </table:table-cell>
          <table:table-cell office:value-type="string">
            <text:p>2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10c</text:p>
          </table:table-cell>
          <table:table-cell office:value-type="string">
            <text:p>5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44c</text:p>
          </table:table-cell>
          <table:table-cell office:value-type="string">
            <text:p>92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4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4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18c</text:p>
          </table:table-cell>
          <table:table-cell office:value-type="string">
            <text:p>30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16c</text:p>
          </table:table-cell>
          <table:table-cell office:value-type="string">
            <text:p>64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10c</text:p>
          </table:table-cell>
          <table:table-cell office:value-type="string">
            <text:p>5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10c</text:p>
          </table:table-cell>
          <table:table-cell office:value-type="string">
            <text:p>58d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64b</text:p>
          </table:table-cell>
          <table:table-cell office:value-type="string">
            <text:p>-3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8b</text:p>
          </table:table-cell>
          <table:table-cell office:value-type="string">
            <text:p>-2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8b</text:p>
          </table:table-cell>
          <table:table-cell office:value-type="string">
            <text:p>-1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4b</text:p>
          </table:table-cell>
          <table:table-cell office:value-type="string">
            <text:p>-1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8b</text:p>
          </table:table-cell>
          <table:table-cell office:value-type="string">
            <text:p>-1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5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AVERAGE([.G21:.G34])" office:value-type="float" office:value="15.0714285714286">
            <text:p>15,0714285714</text:p>
          </table:table-cell>
          <table:table-cell table:formula="of:=AVERAGE([.H21:.H34])" office:value-type="float" office:value="15.4285714285714">
            <text:p>15,4285714286</text:p>
          </table:table-cell>
          <table:table-cell table:formula="of:=AVERAGE([.I21:.I34])" office:value-type="float" office:value="61.4285714285714">
            <text:p>61,4285714286</text:p>
          </table:table-cell>
          <table:table-cell table:formula="of:=AVERAGE([.J21:.J34])" office:value-type="float" office:value="49.4285714285714">
            <text:p>49,4285714286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([.G57]+[.H57])/2" office:value-type="float" office:value="15.25">
            <text:p>15,25</text:p>
          </table:table-cell>
          <table:table-cell/>
          <table:table-cell table:formula="of:=([.I57]+[.J57])/2" office:value-type="float" office:value="55.4285714285714">
            <text:p>55,4285714286</text:p>
          </table:table-cell>
          <table:table-cell table:number-columns-repeated="1014"/>
        </table:table-row>
        <table:table-row table:style-name="ro2" table:number-rows-repeated="1048470">
          <table:table-cell table:number-columns-repeated="1024"/>
        </table:table-row>
        <table:table-row table:style-name="ro3" table:number-rows-repeated="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1:40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3-10-09T11:06:31</meta:creation-date>
    <dc:date>2013-10-10T12:22:12</dc:date>
    <dc:creator>Rene </dc:creator>
    <meta:editing-duration>PT4H38M</meta:editing-duration>
    <meta:editing-cycles>6</meta:editing-cycles>
    <meta:generator>LibreOffice/4.0.2.2$Linux_x86 LibreOffice_project/400m0$Build-2</meta:generator>
    <meta:document-statistic meta:table-count="1" meta:cell-count="788" meta:object-count="0"/>
  </office:meta>
</office:document-meta>
</file>